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1a1a1a" style:font-name="Liberation Sans" fo:font-size="10pt" fo:language="zxx" fo:country="none" style:font-name-asian="Cantarell" style:font-size-asian="10pt" style:language-asian="zxx" style:country-asian="none" style:font-name-complex="Cantarell" style:font-size-complex="10pt" style:language-complex="zxx" style:country-complex="none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3">
          <table:table-cell office:value-type="string">
            <text:p>Red</text:p>
          </table:table-cell>
          <table:table-cell office:value-type="float" office:value="14848">
            <text:p>14848</text:p>
          </table:table-cell>
          <table:table-cell table:formula="of:=[.B1]/[.D1]" office:value-type="float" office:value="0.950819672131147">
            <text:p>0.9508196721</text:p>
          </table:table-cell>
          <table:table-cell office:value-type="float" office:value="15616">
            <text:p>15616</text:p>
          </table:table-cell>
        </table:table-row>
        <table:table-row table:style-name="ro3">
          <table:table-cell office:value-type="string">
            <text:p>Green</text:p>
          </table:table-cell>
          <table:table-cell office:value-type="float" office:value="23304">
            <text:p>23304</text:p>
          </table:table-cell>
          <table:table-cell table:formula="of:=[.B2]*255/[.D2]" office:value-type="float" office:value="241.723071916694">
            <text:p>241.7230719167</text:p>
          </table:table-cell>
          <table:table-cell office:value-type="float" office:value="24584">
            <text:p>24584</text:p>
          </table:table-cell>
        </table:table-row>
        <table:table-row table:style-name="ro3">
          <table:table-cell office:value-type="string">
            <text:p>Blue</text:p>
          </table:table-cell>
          <table:table-cell office:value-type="float" office:value="18176">
            <text:p>18176</text:p>
          </table:table-cell>
          <table:table-cell table:formula="of:=[.B3]*255/[.D3]" office:value-type="float" office:value="248.013698630137">
            <text:p>248.0136986301</text:p>
          </table:table-cell>
          <table:table-cell office:value-type="float" office:value="18688">
            <text:p>18688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number-columns-repeated="2"/>
          <table:table-cell table:formula="of:=[.C1]+20" office:value-type="float" office:value="20.9508196721311">
            <text:p>20.9508196721</text:p>
          </table:table-cell>
          <table:table-cell table:formula="of:=[.C5]-[.C1]" office:value-type="float" office:value="20">
            <text:p>20</text:p>
          </table:table-cell>
        </table:table-row>
        <table:table-row table:style-name="ro3">
          <table:table-cell table:number-columns-repeated="2"/>
          <table:table-cell table:formula="of:=[.C2]+60" office:value-type="float" office:value="301.723071916694">
            <text:p>301.7230719167</text:p>
          </table:table-cell>
          <table:table-cell table:formula="of:=[.C6]-[.C2]" office:value-type="float" office:value="60">
            <text:p>60</text:p>
          </table:table-cell>
        </table:table-row>
        <table:table-row table:style-name="ro3">
          <table:table-cell table:number-columns-repeated="2"/>
          <table:table-cell table:formula="of:=[.C3]+20" office:value-type="float" office:value="268.013698630137">
            <text:p>268.0136986301</text:p>
          </table:table-cell>
          <table:table-cell table:formula="of:=[.C7]-[.C3]" office:value-type="float" office:value="20">
            <text:p>20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office:value-type="float" office:value="0.32">
            <text:p>0.32</text:p>
          </table:table-cell>
          <table:table-cell table:formula="of:=3.240479 -1.53715 -0.498535" office:value-type="float" office:value="1.204794">
            <text:p>1.204794</text:p>
          </table:table-cell>
          <table:table-cell table:formula="of:=[.A9]*[.B9]" office:value-type="float" office:value="0.38553408">
            <text:p>0.38553408</text:p>
          </table:table-cell>
          <table:table-cell/>
        </table:table-row>
        <table:table-row table:style-name="ro3">
          <table:table-cell office:value-type="float" office:value="0.35">
            <text:p>0.35</text:p>
          </table:table-cell>
          <table:table-cell table:formula="of:=-0.969256 +  1.875992 + 0.041556" office:value-type="float" office:value="0.948292">
            <text:p>0.948292</text:p>
          </table:table-cell>
          <table:table-cell table:formula="of:=[.A10]*[.B10]" office:value-type="float" office:value="0.3319022">
            <text:p>0.3319022</text:p>
          </table:table-cell>
          <table:table-cell/>
        </table:table-row>
        <table:table-row table:style-name="ro3">
          <table:table-cell table:formula="of:= 1 - [.A9] - [.A10]" office:value-type="float" office:value="0.33">
            <text:p>0.33</text:p>
          </table:table-cell>
          <table:table-cell table:style-name="ce1" table:formula="of:=0.055648 -0.204043  +1.057311" office:value-type="float" office:value="0.908916">
            <text:p>0.908916</text:p>
          </table:table-cell>
          <table:table-cell table:formula="of:=[.A11]*[.B11]" office:value-type="float" office:value="0.29994228">
            <text:p>0.29994228</text:p>
          </table:table-cell>
          <table:table-cell/>
        </table:table-row>
        <table:table-row table:style-name="ro3" table:number-rows-repeated="5">
          <table:table-cell table:number-columns-repeated="4"/>
        </table:table-row>
        <table:table-row table:style-name="ro3">
          <table:table-cell office:value-type="string">
            <text:p>Red</text:p>
          </table:table-cell>
          <table:table-cell office:value-type="float" office:value="3328">
            <text:p>3328</text:p>
          </table:table-cell>
          <table:table-cell table:formula="of:=[.B17]*255/[.D17]" office:value-type="float" office:value="45.4109589041096">
            <text:p>45.4109589041</text:p>
          </table:table-cell>
          <table:table-cell office:value-type="float" office:value="18688">
            <text:p>18688</text:p>
          </table:table-cell>
        </table:table-row>
        <table:table-row table:style-name="ro3">
          <table:table-cell office:value-type="string">
            <text:p>Green</text:p>
          </table:table-cell>
          <table:table-cell office:value-type="float" office:value="9224">
            <text:p>9224</text:p>
          </table:table-cell>
          <table:table-cell table:formula="of:=[.B18]*255/[.D18]" office:value-type="float" office:value="125.862585616438">
            <text:p>125.8625856164</text:p>
          </table:table-cell>
          <table:table-cell office:value-type="float" office:value="18688">
            <text:p>18688</text:p>
          </table:table-cell>
        </table:table-row>
        <table:table-row table:style-name="ro3">
          <table:table-cell office:value-type="string">
            <text:p>Blue</text:p>
          </table:table-cell>
          <table:table-cell office:value-type="float" office:value="4352">
            <text:p>4352</text:p>
          </table:table-cell>
          <table:table-cell table:formula="of:=[.B19]*255/[.D19]" office:value-type="float" office:value="59.3835616438356">
            <text:p>59.3835616438</text:p>
          </table:table-cell>
          <table:table-cell office:value-type="float" office:value="18688">
            <text:p>18688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p </meta:initial-creator>
    <meta:creation-date>2015-02-03T21:45:36</meta:creation-date>
    <dc:date>2015-02-08T16:33:57</dc:date>
    <dc:creator>chp </dc:creator>
    <meta:editing-duration>PT1H32M48S</meta:editing-duration>
    <meta:editing-cycles>8</meta:editing-cycles>
    <meta:generator>LibreOffice/3.5$Linux_X86_64 LibreOffice_project/350m1$Build-2</meta:generator>
    <meta:document-statistic meta:table-count="3" meta:cell-count="39" meta:object-count="0"/>
  </office:meta>
</office:document-meta>
</file>